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cm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.085cm"/>
    </style:style>
    <style:style style:name="Tabella1.C" style:family="table-column">
      <style:table-column-properties style:column-width="0.998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2.196cm"/>
    </style:style>
    <style:style style:name="Tabella1.F" style:family="table-column">
      <style:table-column-properties style:column-width="1.005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1.998cm"/>
    </style:style>
    <style:style style:name="Tabella1.I" style:family="table-column">
      <style:table-column-properties style:column-width="0.714cm"/>
    </style:style>
    <style:style style:name="Tabella1.J" style:family="table-column">
      <style:table-column-properties style:column-width="2.281cm"/>
    </style:style>
    <style:style style:name="Tabella1.K" style:family="table-column">
      <style:table-column-properties style:column-width="1cm"/>
    </style:style>
    <style:style style:name="Tabella1.L" style:family="table-column">
      <style:table-column-properties style:column-width="3.999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K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1" style:family="table-cell">
      <style:table-cell-properties style:vertical-align="middle" fo:background-color="#e0efd4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596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3333"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3333" style:font-name="Ubuntu Light1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bold" officeooo:rsid="001f75fd" officeooo:paragraph-rsid="001f75fd" fo:background-color="transparent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3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paragraph-rsid="001f75fd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ee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office:value-type="string">
            <text:p text:style-name="P7">Progressivo</text:p>
          </table:table-cell>
          <table:table-cell table:style-name="Tabella1.A1" table:number-columns-spanned="3" office:value-type="string">
            <text:p text:style-name="P7">Data</text:p>
          </table:table-cell>
          <table:covered-table-cell/>
          <table:covered-table-cell/>
          <table:table-cell table:style-name="Tabella1.E1" table:number-columns-spanned="8" office:value-type="string">
            <text:p text:style-name="P7">Ente pro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8"><text:placeholder text:placeholder-type="text">&lt;o.ref&gt;</text:placeholder></text:p>
          </table:table-cell>
          <table:table-cell table:style-name="Tabella1.B2" table:number-columns-spanned="3" office:value-type="string">
            <text:p text:style-name="P18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8" office:value-type="string">
            <text:p text:style-name="P17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8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5" office:value-type="string">
            <text:p text:style-name="P10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13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2" office:value-type="string">
            <text:p text:style-name="P14">DESCRI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2" office:value-type="string">
            <text:p text:style-name="P38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34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6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43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34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5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12" office:value-type="string">
            <text:p text:style-name="P22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6" office:value-type="string">
            <text:p text:style-name="P35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6" table:number-columns-spanned="3" office:value-type="string">
            <text:p text:style-name="P36">Responsabile</text:p>
          </table:table-cell>
          <table:covered-table-cell/>
          <table:covered-table-cell/>
          <table:table-cell table:style-name="Tabella1.J16" office:value-type="string">
            <text:p text:style-name="P36">Scadenza</text:p>
          </table:table-cell>
          <table:table-cell table:style-name="Tabella1.K16" table:number-columns-spanned="2" office:value-type="string">
            <text:p text:style-name="P36">Firma</text:p>
          </table:table-cell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39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3" office:value-type="string">
            <text:p text:style-name="P40"><text:placeholder text:placeholder-type="text">&lt;line.responsible_treatment&gt;</text:placeholder></text:p>
          </table:table-cell>
          <table:covered-table-cell/>
          <table:covered-table-cell/>
          <table:table-cell table:style-name="Tabella1.J17" office:value-type="string">
            <text:p text:style-name="P41"><text:placeholder text:placeholder-type="text">&lt;formatLang(line.deadline, date=True) if line.deadline else ''&gt;</text:placeholder></text:p>
          </table:table-cell>
          <table:table-cell table:style-name="Tabella1.K17" table:number-columns-spanned="2" office:value-type="string">
            <text:p text:style-name="P37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1">FIRMA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1">FIRMA RD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1" table:number-columns-spanned="12" office:value-type="string">
            <text:p text:style-name="P24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2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2" office:value-type="string">
            <text:p text:style-name="P47">Data pianificata per la verifica</text:p>
          </table:table-cell>
          <table:covered-table-cell/>
          <table:table-cell table:style-name="Tabella1.I23" table:number-columns-spanned="3" office:value-type="string">
            <text:p text:style-name="P47">Intervento da verificare</text:p>
          </table:table-cell>
          <table:covered-table-cell/>
          <table:covered-table-cell/>
          <table:table-cell table:style-name="Tabella1.I23" table:number-columns-spanned="3" office:value-type="string">
            <text:p text:style-name="P47">Data della verifica</text:p>
          </table:table-cell>
          <table:covered-table-cell/>
          <table:covered-table-cell/>
          <table:table-cell table:style-name="Tabella1.I23" table:number-columns-spanned="3" office:value-type="string">
            <text:p text:style-name="P47">Descrizione/Note</text:p>
          </table:table-cell>
          <table:covered-table-cell/>
          <table:covered-table-cell/>
          <table:table-cell table:style-name="Tabella1.L23" office:value-type="string">
            <text:p text:style-name="P47">Firma di RAQ</text:p>
          </table:table-cell>
        </table:table-row>
        <table:table-row table:style-name="Tabella1.1">
          <table:table-cell table:style-name="Tabella1.I24" table:number-columns-spanned="2" office:value-type="string">
            <text:p text:style-name="P40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I24" table:number-columns-spanned="3" office:value-type="string">
            <text:p text:style-name="P39"><text:placeholder text:placeholder-type="text">&lt;line.activities_check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40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39"><text:placeholder text:placeholder-type="text">&lt;line.note&gt;</text:placeholder></text:p>
          </table:table-cell>
          <table:covered-table-cell/>
          <table:covered-table-cell/>
          <table:table-cell table:style-name="Tabella1.L24" office:value-type="string">
            <text:p text:style-name="P44"/>
          </table:table-cell>
        </table:table-row>
        <table:table-row table:style-name="Tabella1.1">
          <table:table-cell table:style-name="Tabella1.A30" table:number-columns-spanned="12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1" table:number-columns-spanned="12" office:value-type="string">
            <text:p text:style-name="P25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7" table:number-columns-spanned="12" office:value-type="string">
            <text:p text:style-name="P46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8" table:number-columns-spanned="3" office:value-type="string">
            <text:p text:style-name="P47">Data pianificata per la verifica</text:p>
          </table:table-cell>
          <table:covered-table-cell/>
          <table:covered-table-cell/>
          <table:table-cell table:style-name="Tabella1.H28" table:number-columns-spanned="4" office:value-type="string">
            <text:p text:style-name="P47">Data della verifica</text:p>
          </table:table-cell>
          <table:covered-table-cell/>
          <table:covered-table-cell/>
          <table:covered-table-cell/>
          <table:table-cell table:style-name="Tabella1.H28" table:number-columns-spanned="3" office:value-type="string">
            <text:p text:style-name="P47">Descrizione/Note</text:p>
          </table:table-cell>
          <table:covered-table-cell/>
          <table:covered-table-cell/>
          <table:table-cell table:style-name="Tabella1.K28" table:number-columns-spanned="2" office:value-type="string">
            <text:p text:style-name="P47">Firma di RAQ</text:p>
          </table:table-cell>
          <table:covered-table-cell/>
        </table:table-row>
        <table:table-row table:style-name="Tabella1.1">
          <table:table-cell table:style-name="Tabella1.H29" table:number-columns-spanned="3" office:value-type="string">
            <text:p text:style-name="P19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H29" table:number-columns-spanned="4" office:value-type="string">
            <text:p text:style-name="P40"><text:placeholder text:placeholder-type="text">&lt;formatLang(line.date, date=True) if line.date else ''&gt;</text:placeholder></text:p>
          </table:table-cell>
          <table:covered-table-cell/>
          <table:covered-table-cell/>
          <table:covered-table-cell/>
          <table:table-cell table:style-name="Tabella1.H29" table:number-columns-spanned="3" office:value-type="string">
            <text:p text:style-name="P39"><text:placeholder text:placeholder-type="text">&lt;line.note&gt;</text:placeholder></text:p>
          </table:table-cell>
          <table:covered-table-cell/>
          <table:covered-table-cell/>
          <table:table-cell table:style-name="Tabella1.K29" table:number-columns-spanned="2" office:value-type="string">
            <text:p text:style-name="P44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1">
          <table:table-cell table:style-name="Tabella1.A32" table:number-columns-spanned="12" office:value-type="string">
            <text:p text:style-name="P23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6" table:number-columns-spanned="12" office:value-type="string">
            <text:p text:style-name="P15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9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3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7" office:value-type="string">
            <text:p text:style-name="P12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7" table:number-columns-spanned="5" office:value-type="string">
            <text:p text:style-name="P12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29"><text:tab/><text:span text:style-name="T11">Firma RDQ</text:span></text:p>
      <text:p text:style-name="P30"><text:tab/>_______________________________</text:p>
      <text:p text:style-name="P27"/>
      <text:p text:style-name="P32"><text:tab/>Firma RAQ</text:p>
      <text:p text:style-name="P31"><text:tab/>_______________________________</text:p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3T16:06:19.943211068</dc:date>
    <meta:editing-duration>P1DT13H40M27S</meta:editing-duration>
    <meta:editing-cycles>382</meta:editing-cycles>
    <meta:generator>LibreOffice/6.0.7.3$Linux_x86 LibreOffice_project/00m0$Build-3</meta:generator>
    <meta:document-statistic meta:table-count="1" meta:image-count="2" meta:object-count="0" meta:page-count="2" meta:paragraph-count="70" meta:word-count="233" meta:character-count="2109" meta:non-whitespace-character-count="1915"/>
    <meta:user-defined meta:name="Info 1"/>
    <meta:user-defined meta:name="Info 2"/>
    <meta:user-defined meta:name="Info 3"/>
    <meta:user-defined meta:name="Info 4"/>
  </office:meta>
</office:document-meta>
</file>